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" style:master-pag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9c3d8" officeooo:paragraph-rsid="00148894" style:font-size-asian="10pt" style:font-size-complex="10pt"/>
    </style:style>
    <style:style style:name="P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33c37a" officeooo:paragraph-rsid="001ebc8d" style:font-size-asian="12pt" style:font-weight-asian="normal" style:font-size-complex="12pt" style:font-weight-complex="normal"/>
    </style:style>
    <style:style style:name="P5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1ebc8d" style:font-size-asian="8.75pt" style:font-weight-asian="normal" style:font-size-complex="10pt" style:font-weight-complex="normal"/>
    </style:style>
    <style:style style:name="P6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2f25fb" style:font-size-asian="8.75pt" style:font-weight-asian="normal" style:font-size-complex="10pt" style:font-weight-complex="normal"/>
    </style:style>
    <style:style style:name="P7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0dff1" style:font-size-asian="8.75pt" style:font-weight-asian="normal" style:font-size-complex="10pt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32e46" officeooo:paragraph-rsid="00232e46" style:font-size-asian="8.75pt" style:font-weight-asian="normal" style:font-size-complex="10pt" style:font-weight-complex="normal"/>
    </style:style>
    <style:style style:name="P9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10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2c731b" style:font-size-asian="8.75pt" style:font-weight-asian="normal" style:font-size-complex="10pt" style:font-weight-complex="normal"/>
    </style:style>
    <style:style style:name="P12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30dff1" style:font-size-asian="8.75pt" style:font-weight-asian="normal" style:font-size-complex="10pt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5cd30" officeooo:paragraph-rsid="0035cd30" style:font-size-asian="8.75pt" style:font-weight-asian="normal" style:font-size-complex="10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907a1" officeooo:paragraph-rsid="003907a1" style:font-size-asian="8.75pt" style:font-weight-asian="normal" style:font-size-complex="10pt" style:font-weight-complex="normal"/>
    </style:style>
    <style:style style:name="P15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566d3" style:font-size-asian="8.75pt" style:font-weight-asian="normal" style:font-size-complex="10pt" style:font-weight-complex="normal"/>
    </style:style>
    <style:style style:name="P16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3c46c" style:font-size-asian="8.75pt" style:font-weight-asian="normal" style:font-size-complex="10pt" style:font-weight-complex="normal"/>
    </style:style>
    <style:style style:name="P17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5438d" style:font-size-asian="8.75pt" style:font-weight-asian="normal" style:font-size-complex="10pt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f25fb" officeooo:paragraph-rsid="0030dff1" style:font-size-asian="8.75pt" style:font-weight-asian="normal" style:font-size-complex="10pt" style:font-weight-complex="normal"/>
    </style:style>
    <style:style style:name="P19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-0.6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7545f" officeooo:paragraph-rsid="0027545f" style:font-size-asian="8.75pt" style:font-weight-asian="normal" style:font-size-complex="10pt" style:font-weight-complex="normal"/>
    </style:style>
    <style:style style:name="P20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0pt" style:text-underline-style="none" fo:font-weight="normal" officeooo:rsid="00bb1f66" officeooo:paragraph-rsid="001120cf" style:font-size-asian="8.75pt" style:font-weight-asian="normal" style:font-size-complex="10pt" style:font-weight-complex="normal"/>
    </style:style>
    <style:style style:name="P21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style:text-underline-style="none" fo:font-weight="normal" officeooo:rsid="0011ebe9" officeooo:paragraph-rsid="001279c6" style:font-size-asian="8.75pt" style:font-weight-asian="normal" style:font-size-complex="10pt" style:font-weight-complex="normal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0pt" style:text-underline-style="none" fo:font-weight="normal" officeooo:rsid="0011ebe9" officeooo:paragraph-rsid="0011ebe9" style:font-size-asian="8.75pt" style:font-weight-asian="normal" style:font-size-complex="10pt" style:font-weight-complex="normal"/>
    </style:style>
    <style:style style:name="P2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style:text-underline-style="none" fo:font-weight="normal" officeooo:rsid="001279c6" officeooo:paragraph-rsid="001279c6" style:font-size-asian="8.75pt" style:font-weight-asian="normal" style:font-size-complex="10pt" style:font-weight-complex="normal"/>
    </style:style>
    <style:style style:name="P2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officeooo:paragraph-rsid="001279c6" style:font-size-asian="10pt" style:font-size-complex="10pt"/>
    </style:style>
    <style:style style:name="P25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34e48" officeooo:paragraph-rsid="00134e48" style:font-size-asian="10pt" style:font-size-complex="10pt"/>
    </style:style>
    <style:style style:name="P26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3pt" style:text-underline-style="solid" style:text-underline-width="auto" style:text-underline-color="font-color" fo:font-weight="normal" officeooo:rsid="0011ebe9" officeooo:paragraph-rsid="0011ebe9" style:font-size-asian="13pt" style:font-weight-asian="normal" style:font-size-complex="13pt" style:font-weight-complex="normal"/>
    </style:style>
    <style:style style:name="P27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3pt" style:text-underline-style="solid" style:text-underline-width="auto" style:text-underline-color="font-color" fo:font-weight="normal" officeooo:rsid="0011ebe9" officeooo:paragraph-rsid="001cc384" style:font-size-asian="13pt" style:font-weight-asian="normal" style:font-size-complex="13pt" style:font-weight-complex="normal"/>
    </style:style>
    <style:style style:name="P28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279c6"/>
    </style:style>
    <style:style style:name="P29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34e48"/>
    </style:style>
    <style:style style:name="P30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48894"/>
    </style:style>
    <style:style style:name="P31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rsid="00148894" officeooo:paragraph-rsid="0019c3d8"/>
    </style:style>
    <style:style style:name="P3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none" fo:font-weight="normal" officeooo:rsid="002548e0" officeooo:paragraph-rsid="00266e99" style:font-size-asian="12pt" style:font-weight-asian="normal" style:font-size-complex="12pt" style:font-weight-complex="normal"/>
    </style:style>
    <style:style style:name="P3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none" fo:font-weight="normal" officeooo:rsid="00293089" officeooo:paragraph-rsid="001120cf" style:font-size-asian="12pt" style:font-weight-asian="normal" style:font-size-complex="12pt" style:font-weight-complex="normal"/>
    </style:style>
    <style:style style:name="P34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officeooo:paragraph-rsid="00148894"/>
    </style:style>
    <style:style style:name="P35" style:family="paragraph" style:parent-style-name="Text_20_body" style:list-style-name="" style:master-pag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279c6" officeooo:paragraph-rsid="001279c6" style:font-size-asian="10pt" style:font-size-complex="10pt"/>
    </style:style>
    <style:style style:name="P36" style:family="paragraph" style:parent-style-name="Text_20_body" style:list-style-name="" style:master-pag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212cm"/>
          <style:tab-stop style:position="0.503cm"/>
          <style:tab-stop style:position="2.805cm"/>
          <style:tab-stop style:position="8.996cm"/>
        </style:tab-stops>
      </style:paragraph-properties>
      <style:text-properties officeooo:rsid="0016c476" officeooo:paragraph-rsid="0016c476"/>
    </style:style>
    <style:style style:name="P37" style:family="paragraph" style:parent-style-name="Text_20_body" style:list-styl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8.996cm"/>
        </style:tab-stops>
      </style:paragraph-properties>
      <style:text-properties fo:font-size="10pt" fo:language="es" fo:country="ES" officeooo:rsid="001279c6" officeooo:paragraph-rsid="001279c6" style:font-size-asian="10pt" style:font-size-complex="10pt"/>
    </style:style>
    <style:style style:name="P38" style:family="paragraph" style:parent-style-name="Text_20_body" style:list-styl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2.805cm"/>
          <style:tab-stop style:position="8.996cm"/>
        </style:tab-stops>
      </style:paragraph-properties>
      <style:text-properties fo:font-size="10pt" fo:language="es" fo:country="ES" officeooo:rsid="00148894" officeooo:paragraph-rsid="0016c476" style:font-size-asian="10pt" style:font-size-complex="10pt"/>
    </style:style>
    <style:style style:name="P39" style:family="paragraph" style:parent-style-name="Text_20_body" style:list-style-name="">
      <loext:graphic-properties draw:fill="none"/>
      <style:paragraph-properties fo:margin-left="2.7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  <style:tab-stop style:position="2.805cm"/>
          <style:tab-stop style:position="8.996cm"/>
        </style:tab-stops>
      </style:paragraph-properties>
      <style:text-properties officeooo:rsid="0016c476" officeooo:paragraph-rsid="0016c476"/>
    </style:style>
    <style:style style:name="T1" style:family="text">
      <style:text-properties officeooo:rsid="00bd80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9c6" style:font-weight-asian="bold" style:font-weight-complex="bold"/>
    </style:style>
    <style:style style:name="T4" style:family="text">
      <style:text-properties officeooo:rsid="001279c6"/>
    </style:style>
    <style:style style:name="T5" style:family="text">
      <style:text-properties fo:language="es" fo:country="ES"/>
    </style:style>
    <style:style style:name="T6" style:family="text">
      <style:text-properties fo:font-size="10pt" fo:language="es" fo:country="ES" style:font-size-asian="10pt" style:font-size-complex="10pt"/>
    </style:style>
    <style:style style:name="T7" style:family="text">
      <style:text-properties fo:font-size="10pt" fo:language="es" fo:country="ES" officeooo:rsid="001279c6" style:font-size-asian="10pt" style:font-size-complex="10pt"/>
    </style:style>
    <style:style style:name="T8" style:family="text">
      <style:text-properties fo:font-size="10pt" fo:language="es" fo:country="ES" officeooo:rsid="00134e48" style:font-size-asian="10pt" style:font-size-complex="10pt"/>
    </style:style>
    <style:style style:name="T9" style:family="text">
      <style:text-properties fo:font-size="10pt" fo:language="es" fo:country="ES" officeooo:rsid="00148894" style:font-size-asian="10pt" style:font-size-complex="10pt"/>
    </style:style>
    <style:style style:name="T10" style:family="text">
      <style:text-properties fo:font-size="10pt" fo:language="es" fo:country="ES" officeooo:rsid="001588a0" style:font-size-asian="10pt" style:font-size-complex="10pt"/>
    </style:style>
    <style:style style:name="T11" style:family="text">
      <style:text-properties fo:font-size="10pt" fo:language="es" fo:country="ES" officeooo:rsid="0019c3d8" style:font-size-asian="10pt" style:font-size-complex="10pt"/>
    </style:style>
    <style:style style:name="T12" style:family="text">
      <style:text-properties fo:font-size="10pt" fo:language="es" fo:country="ES" officeooo:rsid="001a5fb8" style:font-size-asian="10pt" style:font-size-complex="10pt"/>
    </style:style>
    <style:style style:name="T13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ES" fo:font-weight="bold" officeooo:rsid="001279c6" style:font-size-asian="10pt" style:font-weight-asian="bold" style:font-size-complex="10pt" style:font-weight-complex="bold"/>
    </style:style>
    <style:style style:name="T15" style:family="text">
      <style:text-properties fo:font-size="10pt" fo:language="es" fo:country="ES" fo:font-weight="bold" officeooo:rsid="00134e48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ES" fo:font-weight="bold" officeooo:rsid="00148894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ES" fo:font-weight="normal" officeooo:rsid="001588a0" style:font-size-asian="10pt" style:font-weight-asian="normal" style:font-size-complex="10pt" style:font-weight-complex="normal"/>
    </style:style>
    <style:style style:name="T18" style:family="text">
      <style:text-properties style:text-underline-style="none" fo:font-weight="bold" officeooo:rsid="001279c6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officeooo:rsid="002c962f"/>
    </style:style>
    <style:style style:name="T21" style:family="text">
      <style:text-properties officeooo:rsid="00203379"/>
    </style:style>
    <style:style style:name="T22" style:family="text">
      <style:text-properties officeooo:rsid="0025438d"/>
    </style:style>
    <style:style style:name="T23" style:family="text">
      <style:text-properties officeooo:rsid="002548e0"/>
    </style:style>
    <style:style style:name="T24" style:family="text">
      <style:text-properties officeooo:rsid="00266e99"/>
    </style:style>
    <style:style style:name="T25" style:family="text">
      <style:text-properties officeooo:rsid="0028ada3"/>
    </style:style>
    <style:style style:name="T26" style:family="text">
      <style:text-properties officeooo:rsid="002b1b5c"/>
    </style:style>
    <style:style style:name="T27" style:family="text">
      <style:text-properties officeooo:rsid="002c731b"/>
    </style:style>
    <style:style style:name="T28" style:family="text">
      <style:text-properties officeooo:rsid="0030dff1"/>
    </style:style>
    <style:style style:name="T29" style:family="text">
      <style:text-properties officeooo:rsid="00317898"/>
    </style:style>
    <style:style style:name="T30" style:family="text">
      <style:text-properties officeooo:rsid="003566d3"/>
    </style:style>
    <style:style style:name="T31" style:family="text">
      <style:text-properties officeooo:rsid="00381b89"/>
    </style:style>
    <style:style style:name="T32" style:family="text">
      <style:text-properties officeooo:rsid="003907a1"/>
    </style:style>
    <style:style style:name="T33" style:family="text">
      <style:text-properties style:text-underline-style="solid" style:text-underline-width="auto" style:text-underline-color="font-color" officeooo:rsid="00381b89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7" text:outline-level="2">Tutorial 6 pero con mi aplicación --<text:span text:style-name="T4">&gt;</text:span> <text:span text:style-name="T4">taxis amarillos</text:span></text:h>
      <text:h text:style-name="P27" text:outline-level="2"/>
      <text:list xml:id="list2314150900520260468" text:style-name="L1">
        <text:list-item>
          <text:h text:style-name="P2" text:outline-level="2"><text:span text:style-name="T20">C</text:span><text:span text:style-name="T19">reando la base de datos</text:span></text:h>
        </text:list-item>
      </text:list>
      <text:h text:style-name="P3" text:outline-level="2"/>
      <text:list xml:id="list1593746593034984131" text:style-name="L2">
        <text:list-item>
          <text:h text:style-name="P4" text:outline-level="2">Cargando y Administrando Datos</text:h>
          <text:h text:style-name="P5" text:outline-level="2">-<text:span text:style-name="T21">Cargamos los datos del csv en un .txt</text:span></text:h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8" text:outline-level="2">- primero creo la base de datos yellow_tripdata del mi archivo codigo.sql</text:h>
                          <text:h text:style-name="P16" text:outline-level="2">&gt; FILE codigo.sql</text:h>
                          <text:list>
                            <text:list-header>
                              <text:h text:style-name="P17" text:outline-level="2">$ <text:s/><text:span text:style-name="T22">csvloader --skip 1 -f data/yellow_tripdata_2017-12.csv yellow_tripdata --limitrows 100000</text:span></text:h>
                              <text:list>
                                <text:list-header>
                                  <text:h text:style-name="P18" text:outline-level="2"><text:s text:c="6"/>*esto tarda <text:span text:style-name="T28">26.68 seconds</text:span></text:h>
                                </text:list-header>
                              </text:list>
                              <text:h text:style-name="P19" text:outline-level="2">$ <text:span text:style-name="T22">csvloader --skip 1 -f data/</text:span>taxi+_zone_lookup.<text:span text:style-name="T22">csv </text:span>Location</text:h>
                            </text:list-header>
                          </text:list>
                          <text:h text:style-name="P9" text:outline-level="2">- limitrow<text:span text:style-name="T23">s</text:span> sirve para cargar el numero de lineas leidas como máximo.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0" text:outline-level="2"/>
      <text:h text:style-name="P10" text:outline-level="2">-<text:span text:style-name="T25">con esto habré cargado las rutas y las zonas, dos tablas.</text:span></text:h>
      <text:h text:style-name="P10" text:outline-level="2"/>
      <text:h text:style-name="P10" text:outline-level="2">--<text:span text:style-name="T26">creo indices para las tablas y particiones</text:span></text:h>
      <text:h text:style-name="P11" text:outline-level="2">--creo un índice que agrupe las rutas por el id del lugar de origen y destino</text:h>
      <text:h text:style-name="P11" text:outline-level="2">--creo un indice que agrupe por el id y la ciudad --¿sería el mejor?</text:h>
      <text:h text:style-name="P11" text:outline-level="2"/>
      <text:h text:style-name="P11" text:outline-level="2">-<text:span text:style-name="T29">cxreo lasparticiones, se supone que se cargará el csv mucho mas rápido, cuando se redacte consultar el turorial parte 3</text:span></text:h>
      <text:h text:style-name="P10" text:outline-level="2"/>
      <text:list xml:id="list121523493085126" text:continue-numbering="true" text:style-name="L2">
        <text:list-header>
          <text:h text:style-name="P6" text:outline-level="2">*<text:span text:style-name="T27">cosas curiosas por crearlos índices</text:span></text:h>
          <text:h text:style-name="P12" text:outline-level="2">----Hacer una select <text:s/>de la tabla yellow_tripdata sin índice con 100.000 → 0,57s , con índice → 0,65s, esto es porque es un select completo,pero cuando se haga select buscando por lugares será mucho mas rápido.</text:h>
        </text:list-header>
      </text:list>
      <text:h text:style-name="P7" text:outline-level="2"/>
      <text:h text:style-name="P7" text:outline-level="2">----------------------------</text:h>
      <text:h text:style-name="P15" text:outline-level="2">--<text:span text:style-name="T30">he creado dos procedimeintos simples recompilados de ejemplo: numtrips_PU y Boroughs_name</text:span></text:h>
      <text:h text:style-name="P15" text:outline-level="2"/>
      <text:h text:style-name="P13" text:outline-level="2">Procedimientos mas elavorados:</text:h>
      <text:h text:style-name="P13" text:outline-level="2">-<text:span text:style-name="T31">Escribo los </text:span><text:span text:style-name="T33">dosmismos</text:span><text:span text:style-name="T31"> ejemplos de antes perocon java</text:span></text:h>
      <text:h text:style-name="P13" text:outline-level="2">* <text:span text:style-name="T32">con filds se pueden elegir las columnas que queramos en el csv</text:span></text:h>
      <text:h text:style-name="P13" text:outline-level="2">* -<text:span text:style-name="T32">p se usa para <text:s/>indicar que usamos un procedimiento almacenado en el csv</text:span></text:h>
      <text:h text:style-name="P13" text:outline-level="2"/>
      <text:h text:style-name="P14" text:outline-level="2">IMPORTANTE--→&gt; distingue entre mayusculas y minuscuilas</text:h>
      <text:h text:style-name="P14" text:outline-level="2">Ejemplo ejecución: exec ejemplo_simple 'central park';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56:15.686568902</meta:creation-date>
    <dc:date>2018-04-28T12:15:21.925906483</dc:date>
    <meta:editing-duration>PT5H1M4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57" meta:character-count="1554" meta:non-whitespace-character-count="1326"/>
  </office:meta>
</office:document-meta>
</file>